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fo:font-size="10pt" officeooo:rsid="001dfc46" officeooo:paragraph-rsid="001dfc46" style:font-size-asian="10pt" style:font-size-complex="10pt"/>
    </style:style>
    <style:style style:name="P17" style:family="paragraph" style:parent-style-name="Standard" style:list-style-name="L1">
      <style:text-properties fo:font-size="10pt" officeooo:paragraph-rsid="000ba387" style:font-size-asian="10pt" style:font-size-complex="10pt"/>
    </style:style>
    <style:style style:name="P18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19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1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officeooo:paragraph-rsid="000ba387"/>
    </style:style>
    <style:style style:name="P23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1ed9c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1c14ff" style:font-size-asian="12pt" style:font-size-complex="12pt"/>
    </style:style>
    <style:style style:name="T7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740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86b29"/>
    </style:style>
    <style:style style:name="T12" style:family="text">
      <style:text-properties officeooo:rsid="000ba387"/>
    </style:style>
    <style:style style:name="T13" style:family="text">
      <style:text-properties officeooo:rsid="0035fb3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23"><text:span text:style-name="T13">Μοίρες,</text:span> <text:span text:style-name="T11">[PD]</text:span>/<text:span text:style-name="T11">[PM]/[PY]</text:span></text:p>
            <text:p text:style-name="P14"/>
            <text:p text:style-name="P14">Aριθμός πρωτοκόλλου: <text:span text:style-name="T11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11">[DNO]</text:span>/<text:span text:style-name="T11">[DY]</text:span></text:p>
          </table:table-cell>
        </table:table-row>
      </table:table>
      <text:p text:style-name="P1"/>
      <text:p text:style-name="P3"><text:span text:style-name="T8">Θέμα</text:span>: <text:span text:style-name="T10">Χορήγηση κανονικής άδειας απουσίας</text:span></text:p>
      <text:p text:style-name="P2"/>
      <text:p text:style-name="P5">Έχοντας υπόψη </text:p>
      <text:list xml:id="list557853982" text:style-name="L1">
        <text:list-item>
          <text:p text:style-name="P16">Τις διατάξεις των άρθρων 2, 48 και 49 του Ν.3528/07 (ΦΕΚ 26/9.2.2007 τ. Α) όπως τροποποιήθηκε από τον Ν. 4210/2013</text:p>
        </text:list-item>
        <text:list-item>
          <text:p text:style-name="P16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16">Τη με αριθμό 74275/Δ2/10.07.2007 εγκύκλιο του ΥΠ.Π.Δ.Β.Μ.Θ</text:p>
        </text:list-item>
        <text:list-item>
          <text:p text:style-name="P16">Την ΔΙΔΑΔ/Φ.51/538/12254/14-5-2007 εγκύκλιο του Υπουργείου Εσωτερικών </text:p>
        </text:list-item>
        <text:list-item>
          <text:p text:style-name="P16">Τις με αριθμό Φ.351.5/43/67822/Δ1/05-05-2014 (ΑΔΑ: ΒΙΦΓ9-4ΘΑ) και Φ.351.5/85/162843/Δ1/08-10-2014 εγκύκλιους του Υ.ΠΑΙ.Θ.</text:p>
        </text:list-item>
        <text:list-item>
          <text:p text:style-name="P16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16">Τη με αριθμό <text:s/>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.</text:p>
        </text:list-item>
        <text:list-item>
          <text:p text:style-name="P17"><text:span text:style-name="T12">Την από </text:span><text:span text:style-name="T9">[DATE_OF_REQUEST]</text:span><text:span text:style-name="T12"> και με αριθμ. πρωτ. </text:span><text:span text:style-name="T9">[PROTOCOL_OF_REQUEST]</text:span><text:span text:style-name="T12"> αίτηση [TOY] </text:span><text:span text:style-name="T8">[LAST_NAME_GEN] [FIRST_NAME_GEN]</text:span><text:span text:style-name="T12"> του </text:span><text:span text:style-name="T9">[FATHER_NAME_GEN]</text:span><text:span text:style-name="T12">, εκπαιδευτικού λειτουργού κλάδου </text:span><text:span text:style-name="T9">[SPECIALTY]</text:span><text:span text:style-name="T12">. <text:s/></text:span></text:p>
        </text:list-item>
      </text:list>
      <text:p text:style-name="P2"/>
      <text:p text:style-name="P4">ΑΠΟΦΑΣΙΖΟΥΜΕ</text:p>
      <text:p text:style-name="P2"/>
      <text:p text:style-name="P22"><text:span text:style-name="T4">Χορηγούμε </text:span><text:span text:style-name="T5">[STON]</text:span><text:span text:style-name="T8"> [LAST_NAME_AIT] [FIRST_NAME_AIT]</text:span><text:span text:style-name="T4"> του </text:span><text:span text:style-name="T7">[FATHER_NAME_GEN],</text:span><text:span text:style-name="T4"> εκπαιδευτικ</text:span><text:span text:style-name="T6">ό</text:span><text:span text:style-name="T4"> κλάδου </text:span><text:span text:style-name="T7">[SPECIALTY]</text:span><text:span text:style-name="T4">, </text:span><text:span text:style-name="T7">[DAYS_DURATION]</text:span><text:span text:style-name="T4"> ΚΑΝΟΝΙΚΗ άδεια απουσίας με αποδοχές από </text:span><text:span text:style-name="T7">[STARTING_DATE]</text:span><text:span text:style-name="T4"> έως και </text:span><text:span text:style-name="T7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7">[MANAGER]</text:p>
            <text:p text:style-name="P7"/>
          </table:table-cell>
        </table:table-row>
        <table:table-row>
          <table:table-cell table:style-name="Πίνακας2.A1" office:value-type="string">
            <text:p text:style-name="P21"/>
          </table:table-cell>
          <table:table-cell table:style-name="Πίνακας2.B2" office:value-type="string">
            <text:p text:style-name="P8"/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24:27.846521877</dc:date>
    <dc:creator>Ιωάννης Χαριτάκης</dc:creator>
    <meta:editing-duration>PT3H16M50S</meta:editing-duration>
    <meta:editing-cycles>15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233" meta:character-count="1935" meta:non-whitespace-character-count="1727"/>
  </office:meta>
</office:document-meta>
</file>